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BLES QUISPE, LUIS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5692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BANCAY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70012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HACON BERRIO, JOMIR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93997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5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INTERBANK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1380691</text:p>
          </table:table-cell>
          <table:table-cell table:style-name="Tabla2.D3" office:value-type="string">
            <text:p text:style-name="P17">45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35:3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